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d3f" officeooo:paragraph-rsid="00088d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lection: Ordered solutions for degenerate Kirchhoff problems, by da Silva</text:p>
      <text:p text:style-name="P1"/>
      <text:p text:style-name="P1">I could barely follow most of the talk as he dove straight into the problem without relating it to other issues. <text:s/>A quick Google search indicated something regarding electronic circuitry which had no relation to the equations that he presents (I suspect that it was not an accurate search). <text:s/>He continued on with Neruti sets (which I’m exactly sure what they do). <text:s/>Consequently, I was dumbfounded by the end of the talk unable to relate to or question the subject matt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02:58:34.826236227</meta:creation-date>
    <dc:date>2025-01-23T03:02:03.430130374</dc:date>
    <meta:editing-duration>PT3M29S</meta:editing-duration>
    <meta:editing-cycles>1</meta:editing-cycles>
    <meta:document-statistic meta:table-count="0" meta:image-count="0" meta:object-count="0" meta:page-count="1" meta:paragraph-count="2" meta:word-count="91" meta:character-count="547" meta:non-whitespace-character-count="455"/>
    <meta:generator>LibreOffice/24.2.7.2$Linux_X86_64 LibreOffice_project/420$Build-2</meta:generator>
  </office:meta>
</office:document-meta>
</file>